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34cm" fo:min-width="3.956cm"/>
    </style:style>
    <style:style style:name="gr2" style:family="graphic" style:parent-style-name="standard">
      <style:graphic-properties svg:stroke-color="#7b3d00" draw:fill-color="#ff972f" draw:textarea-horizontal-align="justify" draw:textarea-vertical-align="middle" draw:auto-grow-height="false" fo:min-height="6.576cm" fo:min-width="1.4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05cm" fo:min-width="0.8cm"/>
    </style:style>
    <style:style style:name="P1" style:family="paragraph">
      <style:paragraph-properties fo:text-align="center"/>
    </style:style>
    <style:style style:name="P2" style:family="paragraph">
      <loext:graphic-properties draw:fill-color="#ff972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6.3cm" svg:height="6.2cm" svg:x="6.2cm" svg:y="13.2cm">
          <text:p text:style-name="P1">自機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9cm" svg:height="7.8cm" draw:transform="rotate (-0.523598775598299) translate (13.698cm 6.084cm)">
          <text:p text:style-name="P1">空中ダッシュ、チェーン発射の方向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2.6cm" svg:height="2.6cm" svg:x="15.4cm" svg:y="3.6cm">
          <text:p text:style-name="P1">マウスポインタ―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28T15:46:32.046000000</meta:creation-date>
    <dc:date>2019-12-28T15:48:33.988000000</dc:date>
    <meta:editing-duration>PT2M2S</meta:editing-duration>
    <meta:editing-cycles>1</meta:editing-cycles>
    <meta:document-statistic meta:object-count="3"/>
    <meta:generator>LibreOffice/6.3.3.2$Windows_X86_64 LibreOffice_project/a64200df03143b798afd1ec74a12ab50359878ed</meta:generator>
  </office:meta>
</office:document-meta>
</file>